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bc1b3" officeooo:paragraph-rsid="001bc1b3"/>
    </style:style>
    <style:style style:name="P2" style:family="paragraph" style:parent-style-name="Standard">
      <style:text-properties officeooo:rsid="001ccf6d" officeooo:paragraph-rsid="001ccf6d"/>
    </style:style>
    <style:style style:name="P3" style:family="paragraph" style:parent-style-name="Standard">
      <style:text-properties officeooo:rsid="001cd744" officeooo:paragraph-rsid="001cd744"/>
    </style:style>
    <style:style style:name="P4" style:family="paragraph" style:parent-style-name="Standard">
      <style:text-properties fo:font-weight="bold" officeooo:rsid="001cd744" officeooo:paragraph-rsid="001cd744" style:font-weight-asian="bold" style:font-weight-complex="bold"/>
    </style:style>
    <style:style style:name="P5" style:family="paragraph" style:parent-style-name="Standard">
      <style:text-properties fo:font-weight="normal" officeooo:rsid="001cd744" officeooo:paragraph-rsid="001cd74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A 7.10.2022 Mainz</text:p>
      <text:p text:style-name="P1"/>
      <text:p text:style-name="P1">9:30 Prof: --- </text:p>
      <text:p text:style-name="P1"/>
      <text:p text:style-name="P1">Zusatzfragen wurden erst Freitag zugesandt. </text:p>
      <text:p text:style-name="P1"/>
      <text:p text:style-name="P1">Fragen 1,2 u 4 können beantwortet werden</text:p>
      <text:p text:style-name="P1">Frage 3 seriös nicht in der kurzen Zeit</text:p>
      <text:p text:style-name="P1"/>
      <text:p text:style-name="P1"/>
      <text:p text:style-name="P1"/>
      <text:p text:style-name="P1">1. Verklausung von Brücken</text:p>
      <text:p text:style-name="P1">Abhängigkeit von Objekten</text:p>
      <text:p text:style-name="P1"/>
      <text:p text:style-name="P1">Verklausung an</text:p>
      <text:p text:style-name="P1">- Brücken</text:p>
      <text:p text:style-name="P1">- Gebäuden</text:p>
      <text:p text:style-name="P1"/>
      <text:p text:style-name="P1">Erhöhung der Strömungsgeschwindigkeit</text:p>
      <text:p text:style-name="P1">- Kölke</text:p>
      <text:p text:style-name="P1">- Einsturz des Brückenpfeiler</text:p>
      <text:p text:style-name="P1"/>
      <text:p text:style-name="P1">Höhere hydrostatische Belastung</text:p>
      <text:p text:style-name="P1"/>
      <text:p text:style-name="P1"/>
      <text:p text:style-name="P1">Zusammensetzung des Treibgutes?</text:p>
      <text:p text:style-name="P1">- Lässt sich schwer beziffern</text:p>
      <text:p text:style-name="P1"/>
      <text:p text:style-name="P1"/>
      <text:p text:style-name="P1">2. Fliessgeschwindigkeiten</text:p>
      <text:p text:style-name="P1">- Keine Strömungsmessungen</text:p>
      <text:p text:style-name="P1">- Abschätzung über Treibgut</text:p>
      <text:p text:style-name="P1">- Keine numerischen Berechnungen</text:p>
      <text:p text:style-name="P1"/>
      <text:p text:style-name="P1">4. Erkenntnisse HW 2016</text:p>
      <text:p text:style-name="P1">Es sind unterschiedliche Ereignisse</text:p>
      <text:p text:style-name="P1">Kein HW gleicht dem anderen</text:p>
      <text:p text:style-name="P1">Vergleich wie Äpfel und Birnen</text:p>
      <text:p text:style-name="P1"/>
      <text:p text:style-name="P1">2016 war im Bereich des planbaren Hochwasserschutzes</text:p>
      <text:p text:style-name="P1">2021 ausserhalb des planbaren Hochwasserschutzes</text:p>
      <text:p text:style-name="P1">- 2021 mehrere 100 bis Mio Jahre Jährlichkeit → Quelle?</text:p>
      <text:p text:style-name="P1"/>
      <text:p text:style-name="P1">3. Konnte das tatsächliche Flutgeschehen aufgrund von DWD Warnungen projstiziert werden?</text:p>
      <text:p text:style-name="P1">- Keine Vernünftige Ausarbeitung möglich</text:p>
      <text:p text:style-name="P1"/>
      <text:p text:style-name="P1">Warnkategorien für über ausserplanbare Ereignisse fehlt. </text:p>
      <text:p text:style-name="P1">Kette Prognose bis zur Warnung muss geprüft werden. </text:p>
      <text:p text:style-name="P1"/>
      <text:p text:style-name="P1"/>
      <text:p text:style-name="P1">Haller: Bebauung des Talbodens?</text:p>
      <text:p text:style-name="P1">- Bebauung erhöht die Rauheit → Strömungsgeschwindkeit runter → Wasserstand geht hoch</text:p>
      <text:p text:style-name="P1"><text:soft-page-break/></text:p>
      <text:p text:style-name="P1">Haller: Vorhalt: Bei Bruch der Verklausung kann eine Schwallwelle entstehen. Höhere Fliessgeschwindigkeit von Dauer</text:p>
      <text:p text:style-name="P1"/>
      <text:p text:style-name="P1">Erklärt den Prozess des Brückenbruchs. Und wie die Schwallwelle entsteht. </text:p>
      <text:p text:style-name="P1"/>
      <text:p text:style-name="P1">Haller: Vorhalt: Keine Unterscheidung zwischen 1 Feld und Mehrfeldrigen Brücken. </text:p>
      <text:p text:style-name="P1"/>
      <text:p text:style-name="P1">Es gibt Datenbank der Brücken im Ahrtal. </text:p>
      <text:p text:style-name="P1"/>
      <text:p text:style-name="P1"/>
      <text:p text:style-name="P1">Haller: Eindruck der Polizeivideos. Erwartung aus des Videos so zu erwarten?</text:p>
      <text:p text:style-name="P1">- Videos zeigen genau das was ausgeführt wurde und ist so erwartet.</text:p>
      <text:p text:style-name="P1">- Hohe Strömungsgeschwindigkeiten werden gezeigt. Durch Wellenbildung</text:p>
      <text:p text:style-name="P1">- Extrem hohe Wasserstände sind zu sehen.</text:p>
      <text:p text:style-name="P1">- Überströmte Brücken sind zu erkennen</text:p>
      <text:p text:style-name="P1"/>
      <text:p text:style-name="P1">Wefelscheidt: Stand der Wissenschaft bei Warnung vor Katastrophenereignissen?</text:p>
      <text:p text:style-name="P1">Undenkbare Ereignisse höher HQextrem müssen bewarnt werden</text:p>
      <text:p text:style-name="P1">- „Rette sich wer kann“</text:p>
      <text:p text:style-name="P1"/>
      <text:p text:style-name="P1">Frisch: Schwallwellen aus den Pegelständen erkennbar? </text:p>
      <text:p text:style-name="P1">- Pegel früh abgebrochen</text:p>
      <text:p text:style-name="P1">- evtl. Dämpfung in der Aufzeichnung um kurzfristige Schwankungen aus der Messung auszulassen</text:p>
      <text:p text:style-name="P1"/>
      <text:p text:style-name="P1">Frisch: Wann sind die Brücken eingestürzt?</text:p>
      <text:p text:style-name="P1">- von 114 Brücken etwa 80% zerstört.</text:p>
      <text:p text:style-name="P1">- Zeitpunkt → passen</text:p>
      <text:p text:style-name="P1"/>
      <text:p text:style-name="P1">Hausinger: Pegelprognosen sind Schwallwellen in Prognosen erkennbar?</text:p>
      <text:p text:style-name="P1">- Derzeit keine dynamische Effekte berücksichtigt.</text:p>
      <text:p text:style-name="P1">- In Forschung werden derzeit einzelne Brücken nachberechnet</text:p>
      <text:p text:style-name="P1"/>
      <text:p text:style-name="P1">Hausinger: </text:p>
      <text:p text:style-name="P1">Berechnungen nur auf Wasser bisher. Keine </text:p>
      <text:p text:style-name="P1"/>
      <text:p text:style-name="P1"/>
      <text:p text:style-name="P1">Frisch: Rolle der Niederschlagsmenge auf die Verklausung?</text:p>
      <text:p text:style-name="P1">Frisch: Effekt der Verklausungen auf den zeitlichen Verlauf? Zurückhaltenden Effekt oder Beschleunigend? </text:p>
      <text:p text:style-name="P1">Erst Aufstau, Erhöhung der Rauheit … </text:p>
      <text:p text:style-name="P1"/>
      <text:p text:style-name="P1">Wefelscheid: Andeutung für hohe Flut war aus Video zu erkennen.Kann man das auch aus Bildern erkennen? </text:p>
      <text:p text:style-name="P1">Direkt nicht. Indirekt geht es auch aus Bildern. Bild 2013 Magdeburg → Sieht aus wie See ist aber in der Mitte des Sees zu erkennen, dass Wellenbildung ist → sind immer hohe Strömungsgeschwindigkeiten</text:p>
      <text:p text:style-name="P1">Mittelgebirge → Immer hohe Geschwindigkeiten</text:p>
      <text:p text:style-name="P1">Auch in NRW → gleiche Wassermenge niedrige Strömungsgeschwindigkeiten bei Fl</text:p>
      <text:p text:style-name="P1"/>
      <text:p text:style-name="P1">Wefelscheid: wenn Bilder gezeigt dann Erkennbar? </text:p>
      <text:p text:style-name="P1">Ja.</text:p>
      <text:p text:style-name="P1"><text:soft-page-break/><text:s/>Wefelscheid: Bilder, die Lagezentrum gezeigt werden, werden vorgehalten. </text:p>
      <text:p text:style-name="P1">(2 Brücken in eine Schleifen werden überflutet)</text:p>
      <text:p text:style-name="P1">Erkennbar 2 mal hohe Strömungsgeschwindigkeiten</text:p>
      <text:p text:style-name="P1"/>
      <text:p text:style-name="P1">Heusinger: Vorhalt Gutachten Roggenkamp: - Aus DWD 11. Juli. <text:s/>- Wie wird ein Hochwasser prognostiziert? </text:p>
      <text:p text:style-name="P1">- Auswirkung des Niederschlags hängt von dem getroffenen Gebiet ab. Uckermark ähnliche Regenmenge.</text:p>
      <text:p text:style-name="P1">- Heusinger: Kennen sie LARSIM usw.</text:p>
      <text:p text:style-name="P1">Kann nichts dazu sagen</text:p>
      <text:p text:style-name="P1"/>
      <text:p text:style-name="P1">Frisch: <text:s/>Bilder vs. Hochwassergefahrenkarte? Kann man erkennen welches HQ es ist? </text:p>
      <text:p text:style-name="P1">Wurde an der Inde gemacht. </text:p>
      <text:p text:style-name="P1"/>
      <text:p text:style-name="P1">Frisch: Sind Rückschlüsse möglich?</text:p>
      <text:p text:style-name="P1">Ja</text:p>
      <text:p text:style-name="P1"/>
      <text:p text:style-name="P1">Frisch: In engen Gebieten möglich der Unterschätzung? </text:p>
      <text:p text:style-name="P1">Es ist schwieriger zu erkennen. </text:p>
      <text:p text:style-name="P1"/>
      <text:p text:style-name="P1">Heusinger: Alleine mit Niederschlagsprognosen Hochwasser erkennbar?</text:p>
      <text:p text:style-name="P1">- 200mm gibt Hochwasser</text:p>
      <text:p text:style-name="P1">- Schwere hängt von örtlichen Gegebenheiten ab</text:p>
      <text:p text:style-name="P1"/>
      <text:p text:style-name="P1">Heusinger: Hauptmaterialien für Verklausungen</text:p>
      <text:p text:style-name="P1">- 1. Große Baumstämme – öffnungsweite vs. Länge Objekt</text:p>
      <text:p text:style-name="P1">- 2. andere große Objekte – Holz, Campingwagen,</text:p>
      <text:p text:style-name="P1"/>
      <text:p text:style-name="P1">Heusinger: komkrete Zusammensetzung: </text:p>
      <text:p text:style-name="P1">- Fehlt, wurde im Nachgang nicht dokumentiert. Material wurde abtransportiert, aber nicht quantifiziert.</text:p>
      <text:p text:style-name="P1">- Erstes Objekt ist notwendig um den Durchlass zu verringern.</text:p>
      <text:p text:style-name="P1"/>
      <text:p text:style-name="P1">Frisch: Hochwassergefahrenkarten. Verklausungen nicht eingepreist. </text:p>
      <text:p text:style-name="P1"/>
      <text:p text:style-name="P1"/>
      <text:p text:style-name="P1">Steinbach: Welche Maßnahmen sind sinnvoll um Verklausungen zu verhindern? </text:p>
      <text:p text:style-name="P1">Bäume weg würde helfen – aber abwägnung mit anderen Aspekten notwendig</text:p>
      <text:p text:style-name="P1"/>
      <text:p text:style-name="P1">Steinbach: Nachfrage:</text:p>
      <text:p text:style-name="P1">Auf Dauer ist das Freihalten von allem nicht möglich</text:p>
      <text:p text:style-name="P1">Größte Treiber sind Brücken</text:p>
      <text:p text:style-name="P1">Material zurückhalten oder Brücken bauen, dass sie nicht verklausen</text:p>
      <text:p text:style-name="P1"/>
      <text:p text:style-name="P1"/>
      <text:p text:style-name="P1"/>
      <text:p text:style-name="P1"/>
      <text:p text:style-name="P2">Roggenkamp 10:53</text:p>
      <text:p text:style-name="P2"/>
      <text:p text:style-name="P2">Haller: Wesentliche Punkte des Gutachtens: 15-20 Minuten. </text:p>
      <text:p text:style-name="P2"/>
      <text:p text:style-name="P2">Fließgeschwindigkeiten</text:p>
      <text:p text:style-name="P2"><text:soft-page-break/>Gerinnebett 3-5m/s Gechwindigkeit</text:p>
      <text:p text:style-name="P2">Normal 0,5 m/s. </text:p>
      <text:p text:style-name="P2">Aue langsamer auch 7 km/h</text:p>
      <text:p text:style-name="P2"/>
      <text:p text:style-name="P2">Überraschend für R: hohe Fließgeschwindigkeit</text:p>
      <text:p text:style-name="P2"/>
      <text:p text:style-name="P2">Aus Videos Geschwindigkeiten bis 27km/h</text:p>
      <text:p text:style-name="P2"/>
      <text:p text:style-name="P2">Häuser häufig direkt hinter Brücken zerstört. Schwallwelle, oder weitere </text:p>
      <text:p text:style-name="P2">Brücken lenken Fluss ab. Bsp. Rech. Auch dort Zerstörung</text:p>
      <text:p text:style-name="P2"/>
      <text:p text:style-name="P2">3. Frage DWD. → Hochwasser</text:p>
      <text:p text:style-name="P2">Erstmal recht vage und diffus. </text:p>
      <text:p text:style-name="P2"/>
      <text:p text:style-name="P2">12h vor HW konkrete Warnungen für Ahrtal. Aber noch großes Spektrum. </text:p>
      <text:p text:style-name="P2">Tatsächliche NS im Bereich des Spektrums aber am oberen Rand. </text:p>
      <text:p text:style-name="P2"/>
      <text:p text:style-name="P2">LfU hat HW unterschätzt, warum unklar. </text:p>
      <text:p text:style-name="P2"/>
      <text:p text:style-name="P2">11:22 Prognose Altenahr &lt; HQ100, Müsch &gt; HQ100</text:p>
      <text:p text:style-name="P2">14:22 Pronose 1,3m &gt; 2016 Altenahr, </text:p>
      <text:p text:style-name="P2"/>
      <text:p text:style-name="P2">Warnung war nicht konsistent. </text:p>
      <text:p text:style-name="P2">Oben Offene Warnklasse nur HQ50+ nicht mehr</text:p>
      <text:p text:style-name="P2"/>
      <text:p text:style-name="P2">Pegel Altenahr liegt zwischen 2 Brücken, kann zu Schwierigkeiten geben insbesondere da als Referenzpegel genutzt</text:p>
      <text:p text:style-name="P2"/>
      <text:p text:style-name="P2"/>
      <text:p text:style-name="P2">4. HW 2016 vs. 2021</text:p>
      <text:p text:style-name="P2">NS sehr schnell Abflusswirksam</text:p>
      <text:p text:style-name="P2"/>
      <text:p text:style-name="P2">2016 wurden Menschen überrascht. Waren unvorbereitet. </text:p>
      <text:p text:style-name="P2"/>
      <text:p text:style-name="P2">2016 war eher südlich. Und bepegelte Bäche sind südlich. </text:p>
      <text:p text:style-name="P2">2021 keine nördliche Pegel, nur Sahrbach, der aber ziemlich spät. </text:p>
      <text:p text:style-name="P2">Blinder Fleck der Pegelstruktur. </text:p>
      <text:p text:style-name="P2"/>
      <text:p text:style-name="P2">Stat. Einschätzung 2016. Pegelmessreihe seit 70 Jahren. Somit Einschätzung <text:s/>als HQ100 korrekt. </text:p>
      <text:p text:style-name="P2">Historische HW wurden nicht berücksichtigt. </text:p>
      <text:p text:style-name="P2"/>
      <text:p text:style-name="P2"/>
      <text:p text:style-name="P2">Haller: Verdränungseffekt der Bebauung. Und Verklausung durch Bebauung</text:p>
      <text:p text:style-name="P2">soweit alles klar</text:p>
      <text:p text:style-name="P2"/>
      <text:p text:style-name="P2">Wefelscheid: 1910, 1804. Hochwasser dieser Art sind zu erwarten. Wie verbreitet ist diese Information. Welche fachliche Expertise ist notwendig? </text:p>
      <text:p text:style-name="P2">Ergebnisse wurde publiziert auch Heimatjahrbuch</text:p>
      <text:p text:style-name="P2">Landesumweltamt kennt solche Zahlen. </text:p>
      <text:p text:style-name="P2">Wer sich mit Hochwassern im Ahrtal beschäftigt sollte so etwas kennen. </text:p>
      <text:p text:style-name="P2"/>
      <text:p text:style-name="P2">Frisch: Pegelprognosen. Wie kann man aus Prognosen ein extreme Ereignis erkennen?</text:p>
      <text:p text:style-name="P2"><text:soft-page-break/>Schwierig, da über HQextrem. Keine Validierung vorhanden. Kalibrierung. </text:p>
      <text:p text:style-name="P2">Cm-Prognosen dadurch schwierig da NS in Bändern. Cm-Prognosen sollten auch Band sein. </text:p>
      <text:p text:style-name="P2"/>
      <text:p text:style-name="P2">Frisch: </text:p>
      <text:p text:style-name="P2">Ganz klar, dass bei 7m Prognose, selbst 5m ein extremes HW zeigen</text:p>
      <text:p text:style-name="P2"/>
      <text:p text:style-name="P2">Frisch: Häuser hohl, Verdrängung</text:p>
      <text:p text:style-name="P2">Keller und Gebäude sind vollgelaufen. Somit nicht Abflusswirksam. </text:p>
      <text:p text:style-name="P2"/>
      <text:p text:style-name="P2">Heusinger: Vorhalt LfU Warnungen MESZ vs. MEZ</text:p>
      <text:p text:style-name="P2">Daten sind von der Polizei</text:p>
      <text:p text:style-name="P2"/>
      <text:p text:style-name="P2">Heusinger: </text:p>
      <text:p text:style-name="P2"/>
      <text:p text:style-name="P2">Wefelscheid: Verklausungen prognostizierbar?</text:p>
      <text:p text:style-name="P2">Eher nicht möglich. Lässt sich in moodell nicht abbilden. </text:p>
      <text:p text:style-name="P2"/>
      <text:p text:style-name="P2">Wefelscheid: In Bayern werden Verklausungen betrachtet</text:p>
      <text:p text:style-name="P2"/>
      <text:p text:style-name="P2">Frisch: Vorhalt Diedrich Gutachten Pegelmessungen 14.7.2021</text:p>
      <text:p text:style-name="P2">Konkaves Verhalten des Pegels in Müsch ist unüblich</text:p>
      <text:p text:style-name="P2"/>
      <text:p text:style-name="P2">Frisch: Vorhalt Fotos Bilder von vorhin. Was kann man erkennen?</text:p>
      <text:p text:style-name="P2">Frisch: Gutachten HQ Extrem vs. Tatsächlich Bild </text:p>
      <text:p text:style-name="P2">Frisch: Was kann man daraus ableiten? </text:p>
      <text:p text:style-name="P2">Gefahreneinschätzung war zu gering. Vorhandene Pegeldaten sind zu gering um die tatsächliche Gefahr abzubilden. Schwäche des Modells. </text:p>
      <text:p text:style-name="P2"/>
      <text:p text:style-name="P2">Frisch: Wenn sie das Bild gesehen hätten, welche Schlussfolgerung?</text:p>
      <text:p text:style-name="P2">Potential des Hochwassers war offensichtlich. </text:p>
      <text:p text:style-name="P2"/>
      <text:p text:style-name="P2">Wefelscheid: Pressemitteilung PM 16:43</text:p>
      <text:p text:style-name="P2">Wefelscheid <text:s/>Vernehmung Frau Riewenherm. </text:p>
      <text:p text:style-name="P2">Wefelscheid: Welche Bewertung war 11:17 ok?</text:p>
      <text:p text:style-name="P2">Bewertung 12:16 war soweit ok.</text:p>
      <text:p text:style-name="P2"/>
      <text:p text:style-name="P2">Heusinger: Vernehmung Bettmann – Verschiedene Modelle zeitliche Abläufe Pegelprognose- </text:p>
      <text:p text:style-name="P2">Heusinger – Frühwarnung Ensemble – ICON-D2. </text:p>
      <text:p text:style-name="P2">Heusinger: Kennen sie Modelle zur Hochwasservorhersage?</text:p>
      <text:p text:style-name="P2">Kenne die Modelle nicht, nur die Ergebnisse</text:p>
      <text:p text:style-name="P2">Überraschend lange Zeit. Niederschlag wird schnell Abflusswirksam. Wenn mehrere Stunden zwischen VZP und Prognose sind ist das schlecht. </text:p>
      <text:p text:style-name="P2"/>
      <text:p text:style-name="P2">Larsim hat deutlich geringere Wassermengen gezeigt als Roggenkamp unterschätzt evtl. Hochwasser. </text:p>
      <text:p text:style-name="P2"/>
      <text:p text:style-name="P2">Heusinger: Abschätzung LARSIM &lt; Roggenkamp generell ex-post?</text:p>
      <text:p text:style-name="P2">Nicht klar ob generell, oder nur dieses. </text:p>
      <text:p text:style-name="P2"/>
      <text:p text:style-name="P2">Wefelscheid: Ab wann HQ100?</text:p>
      <text:p text:style-name="P2">14:22 MEZ</text:p>
      <text:p text:style-name="P2"/>
      <text:p text:style-name="P2"><text:soft-page-break/></text:p>
      <text:p text:style-name="P3">Weiter nach Pause … <text:s/>- Verschwätzt mit Riedel</text:p>
      <text:p text:style-name="P3"/>
      <text:p text:style-name="P3">Demuth</text:p>
      <text:p text:style-name="P3"/>
      <text:p text:style-name="P3">Heusinger: </text:p>
      <text:p text:style-name="P3"/>
      <text:p text:style-name="P3">Guth: Welches Modell</text:p>
      <text:p text:style-name="P3">- Raster 2,5km Wasser aus Modell wird genommen</text:p>
      <text:p text:style-name="P3">- Ensemble</text:p>
      <text:p text:style-name="P3"/>
      <text:p text:style-name="P3">Guth: Prognose </text:p>
      <text:p text:style-name="P3">Zeitliche und Räumliche Verteilung muss </text:p>
      <text:p text:style-name="P3"/>
      <text:p text:style-name="P3">Harber: Vorhalt S – EWB Wasserberatung - <text:s/>des Gutachtens – Live Niederschlag verfolgt?</text:p>
      <text:p text:style-name="P3">Fliesst in das Modell rein</text:p>
      <text:p text:style-name="P3"/>
      <text:p text:style-name="P3">Harber: Vorhalt Protokoll Kachelmann – Regenmengen auf Radar ohne Computermodelle erkennbar → + Wasser das schon am Boden ist. </text:p>
      <text:p text:style-name="P3">Alternativ kann zwischen Modellen und Radar gewechselt werden. </text:p>
      <text:p text:style-name="P3">Radondaten waren niedriger als Modelle</text:p>
      <text:p text:style-name="P3"/>
      <text:p text:style-name="P3">Wefelscheid: Wann war Prognose 15:26 manifestiert</text:p>
      <text:p text:style-name="P3">Warnung nur Aufgrund von Ensemble</text:p>
      <text:p text:style-name="P3">Einzelvorhersagen haben jumpiness</text:p>
      <text:p text:style-name="P3"/>
      <text:p text:style-name="P3">Wefelscheid: Wie viel uhr 15:26 erstellt. </text:p>
      <text:p text:style-name="P3"/>
      <text:p text:style-name="P3"/>
      <text:p text:style-name="P3">Heusinger: Gutachten 27/29, Unteres Band trotzdem HQ100.</text:p>
      <text:p text:style-name="P3">ICON-D2 untere Grenze </text:p>
      <text:p text:style-name="P3"/>
      <text:p text:style-name="P3">Heusinger: HW 2016 vs. 2021?</text:p>
      <text:p text:style-name="P3">HW 2016 doppelregen 39mm 2m dann 3,73m</text:p>
      <text:p text:style-name="P3"/>
      <text:p text:style-name="P3">Frisch: UA 12. März Seite 16. Wie reagiert sich mit Unsicherheiten. 17:30 Anruf Bettmann höchste Warnstufe überschritten. 5m. Schwankungsbreiten bis 6m. Wie wird vorgegangen wenn solche Bandbreiten existieren. </text:p>
      <text:p text:style-name="P3"/>
      <text:p text:style-name="P3">Frisch: Wahrscheinlichkeiten? </text:p>
      <text:p text:style-name="P3"/>
      <text:p text:style-name="P3">Frisch: Stellen wo Information ankommen, sind diese Informatiert über diese Wahrscheinlichkeiten informiert. </text:p>
      <text:p text:style-name="P3">Wird in HW-Partnerschaften kommuniziert. Ziel unsicherheit mitkommunizieren. </text:p>
      <text:p text:style-name="P3">Gibt keine HW-Zentrale, die diese Unsicherheit abbildet.</text:p>
      <text:p text:style-name="P3"/>
      <text:p text:style-name="P3">…?: 20 Ensemble aber 1 Pegelprognose</text:p>
      <text:p text:style-name="P3">Larsim macht </text:p>
      <text:p text:style-name="P3"/>
      <text:p text:style-name="P3">15:22 wie viele HW waren über HQ50</text:p>
      <text:p text:style-name="P3">Nicht vorliegend</text:p>
      <text:p text:style-name="P3"/>
      <text:p text:style-name="P3"><text:soft-page-break/>..? Wie häufig kommt es vor, dass einzelne Ensemblemember oben herausschießen?</text:p>
      <text:p text:style-name="P3">Einzelne kommen häufiger</text:p>
      <text:p text:style-name="P3"/>
      <text:p text:style-name="P3">Herber: Vorhalt Roggenkamp S24: Prognostizierte Niederschlagssummen schon 11.7 bezeichnet. </text:p>
      <text:p text:style-name="P3">Herber: S35: </text:p>
      <text:p text:style-name="P3"/>
      <text:p text:style-name="P3">Herber: Hochwasserfrühwarnung: 17:17 als schon Dörfer unter Wasser standen? </text:p>
      <text:p text:style-name="P3">Nur nach Messungen wären später. </text:p>
      <text:p text:style-name="P3">Problem Pegel Müsch war ausgefallen</text:p>
      <text:p text:style-name="P3"/>
      <text:p text:style-name="P3">Wefelscheid: Erfahrungen aus höheren Hochwassern werden berücksichtigt. Waren 1804/1910 bekannt? </text:p>
      <text:p text:style-name="P3">Alte HW sind für Modelle (Modellkalibrierung) nicht relevant. Stündliche Werte sind notwendig. </text:p>
      <text:p text:style-name="P3">Modelle sollen Verlauf vorhersagen und nicht den höchsten Stand</text:p>
      <text:p text:style-name="P3"/>
      <text:p text:style-name="P3">Heusinger: Roggenkamp 25-28: Prognose 11:22, 14:22, 20:45: Welchen Prognose können sie diese Tabellen zuordnen: </text:p>
      <text:p text:style-name="P3">Wahrscheinlich eine Stunde später. </text:p>
      <text:p text:style-name="P3"/>
      <text:p text:style-name="P3">Heusinger: Ist 11:22 MESZ oder 11:22 MEZ?</text:p>
      <text:p text:style-name="P3">Ja Winterzeit</text:p>
      <text:p text:style-name="P3"/>
      <text:p text:style-name="P3">Frisch: Wie hoch ist die Wahrschelnlichkeit der veröffentlichten Prognose?</text:p>
      <text:p text:style-name="P3">Schwierig zu beantworten. </text:p>
      <text:p text:style-name="P3"/>
      <text:p text:style-name="P3">Frisch: Wahrnehmung 21:45 Prognose 7,07m was war der Gedanke?</text:p>
      <text:p text:style-name="P3">Unvorstellbar. Anruf Bettmann. 10 Uhr dann Besprechung Weigand. 6m. Iststand . Somit wurde Prognose veröffentlicht. </text:p>
      <text:p text:style-name="P3"/>
      <text:p text:style-name="P3">Frisch: Was wenn Prognose von Pegelständen übertroffen werden?</text:p>
      <text:p text:style-name="P3">Dann werden von Hand die Modelle öfter gestartet. </text:p>
      <text:p text:style-name="P3"/>
      <text:p text:style-name="P3"/>
      <text:p text:style-name="P3">14:06</text:p>
      <text:p text:style-name="P3">Jost: </text:p>
      <text:p text:style-name="P3">Frage 5: </text:p>
      <text:p text:style-name="P3">Wird für Teilgebiete 1-3km² Wassermodell berechnet. </text:p>
      <text:p text:style-name="P3"/>
      <text:p text:style-name="P3">Erfahrung frühere Hochwasser</text:p>
      <text:p text:style-name="P3">Kalibrierung für Adenau, Bad Bodendorf</text:p>
      <text:p text:style-name="P3"/>
      <text:p text:style-name="P3">Frage 6 Überlagerung</text:p>
      <text:p text:style-name="P3">Überlagerung wird abgebildet.</text:p>
      <text:p text:style-name="P3"/>
      <text:p text:style-name="P3">Frage 7: Wann erkannt dass HW </text:p>
      <text:p text:style-name="P3">War nicht im Dienst zum entsprechenden Zeitpunkt</text:p>
      <text:p text:style-name="P3"/>
      <text:p text:style-name="P3">Frage 8: </text:p>
      <text:p text:style-name="P3">NS breites Spektrum 25mm-120mm in 24h </text:p>
      <text:p text:style-name="P3">Im Ensemble war mindestens eine Vorhersage im Bereich &lt; HQ2</text:p>
      <text:p text:style-name="P3"/>
      <text:p text:style-name="P3">2016 erstes 40mm HQ2 zweites 40 HQ100</text:p>
      <text:p text:style-name="P3"><text:soft-page-break/>Frage 9: Wann erkannt über 2016?</text:p>
      <text:p text:style-name="P3">Keine Aussage, da nicht im Dienst</text:p>
      <text:p text:style-name="P3"/>
      <text:p text:style-name="P3">Frage 10: Warum Divergenz Ensemble und andere</text:p>
      <text:p text:style-name="P3">Keine Aussage, da nicht im Dienst</text:p>
      <text:p text:style-name="P3">Hintergründe der Zeitbezüge. Folien</text:p>
      <text:p text:style-name="P3"/>
      <text:p text:style-name="P3">VZP 14:00 MESZ, 15:22 MESZ Berechnungszeitpunkt, 15:26 MESZ Veröffentlichungszeitpunkt</text:p>
      <text:p text:style-name="P3">15:22 Bereitstellung Wetterdaten VZP 14:00.</text:p>
      <text:p text:style-name="P3"/>
      <text:p text:style-name="P3">Ensemble Regionsbezogene Warnung (20 Berechnungen)</text:p>
      <text:p text:style-name="P3">VZP 14:00 MESZ, 16:10 MESZ Berechnungszeitpunkt, 17:17 MESZ Veröffentlichungszeitpunkt</text:p>
      <text:p text:style-name="P3">Händische Sichtung notwendig. </text:p>
      <text:p text:style-name="P3"/>
      <text:p text:style-name="P3">Frage 11: Auswirkung HW2016 als statisches HQ100? </text:p>
      <text:p text:style-name="P3">HQ100 </text:p>
      <text:p text:style-name="P3">HW aus 1804 und 1910 waren in Gesprächen bekannt</text:p>
      <text:p text:style-name="P3"/>
      <text:p text:style-name="P4">Niedrigere Einordnung war eher positiv, da Warnungen sonst später lila gekommen wären</text:p>
      <text:p text:style-name="P4"/>
      <text:p text:style-name="P5">Frisch: 15:22 Prognose 23:00 xm Prognose wird von Pegelwert übertroffen </text:p>
      <text:p text:style-name="P5"/>
      <text:p text:style-name="P5">Frisch: Prognose in Bandbreite. Wie ernst müssen die Empfänger die Prognose nehmen?</text:p>
      <text:p text:style-name="P5">Veröffentlichte Abschätzung, die Orientierung liefert</text:p>
      <text:p text:style-name="P5"/>
      <text:p text:style-name="P5">Heusinger: S26-28 Gutachten Roggenkamp MEZ oder MESZ?</text:p>
      <text:p text:style-name="P5">Zeitpunkt ist Berechnungszeitpunkt und Winterzeit. </text:p>
      <text:p text:style-name="P5">20:45 ist ein manueller Zusatzlauf, erst Sichtung notwendig und das für alle Pegel in RLP. Somit Veröffentlichung 22:24 Wert von 7,07. </text:p>
      <text:p text:style-name="P5"/>
      <text:p text:style-name="P5">Heusinger: Veröffentlichungszeitpunkt erst LfU bekannt. </text:p>
      <text:p text:style-name="P5"/>
      <text:p text:style-name="P5">Wefelscheid: In Flutnacht nicht da, wer war da und hat die Sichtungen durchgeführt. 16:10.</text:p>
      <text:p text:style-name="P5">Es gibt Einsatzpläne. Diensthabend </text:p>
      <text:p text:style-name="P5">Sven Bertram. 4-Augen. Demuth (S1). +Tobias Heppelmann</text:p>
      <text:p text:style-name="P5"/>
      <text:p text:style-name="P5">Frisch: Gutachen Dietrich S27 Grafik Pegelentwicklungen. Prognose war x Uhr m Meter, Istwert dann um 20:00 überschritten. Wie ist das Vorgehen. </text:p>
      <text:p text:style-name="P5">Dann werden neue Berechnungen angestoßen. </text:p>
      <text:p text:style-name="P5"/>
      <text:p text:style-name="P5">Frisch: Dauer manuelle Berechnung?</text:p>
      <text:p text:style-name="P5">Dann sind neuste Niederschläge mit drin. Die im Stundentakt. </text:p>
      <text:p text:style-name="P5">Berechnung Minuten + Sichtung = 30 Minuten etwa. </text:p>
      <text:p text:style-name="P5"/>
      <text:p text:style-name="P5">Frisch: Erfolgt Warnung aufgrund der gemessenen Pegelstände?</text:p>
      <text:p text:style-name="P5">Pegelstände sind öffentlich, aber keine zusätzliche Kommunikation durch LfU</text:p>
      <text:p text:style-name="P5"/>
      <text:p text:style-name="P5">Heusinger: Kommunikation der Prognosen: MEZ und MESZ noch mal: </text:p>
      <text:p text:style-name="P5"/>
      <text:p text:style-name="P5"/>
      <text:p text:style-name="P5">14:36 Ende Jost. </text:p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09:34:00.583778239</meta:creation-date>
    <dc:date>2022-10-07T15:02:28.460695829</dc:date>
    <meta:editing-duration>PT5H28M29S</meta:editing-duration>
    <meta:editing-cycles>3</meta:editing-cycles>
    <meta:generator>LibreOffice/7.4.1.1$Linux_X86_64 LibreOffice_project/40$Build-1</meta:generator>
    <meta:document-statistic meta:table-count="0" meta:image-count="0" meta:object-count="0" meta:page-count="9" meta:paragraph-count="260" meta:word-count="1769" meta:character-count="13067" meta:non-whitespace-character-count="11443"/>
  </office:meta>
</office:document-meta>
</file>